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c1c" officeooo:paragraph-rsid="00173c1c"/>
    </style:style>
    <style:style style:name="T1" style:family="text">
      <style:text-properties officeooo:rsid="00173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ziennik praktyk zawodowych – 27.04.2026 <text:span text:style-name="T1">(poniedziałek)</text:span><text:line-break/>Godziny praktyk: 8:00 - 16:00<text:line-break/><text:line-break/>Temat dnia:<text:line-break/>Odzyskiwanie danych z usuniętego volume PostgreSQL<text:line-break/><text:line-break/>Opis wykonanych czynności:<text:line-break/> 1. Analiza skutków docker compose down -v - utrata wszystkich norm BHP.<text:line-break/> 2. Przegląd starych volume'ów: docker volume ls - znaleziono praktyki_projekt_db_data.<text:line-break/> 3. Modyfikacja docker-compose.yml - ustawienie external: true dla db_data.<text:line-break/><text:line-break/>Napotkane problemy:<text:line-break/> 1. Problem: Błąd service "db" refers to undefined volume praktyki_projekt_db_data.<text:line-break/>Rozwiązanie: Volume spoza projektu musi być zadeklarowany jako external: true z podaniem name.<text:line-break/> 2. Problem: Po podpięciu starego volume baza była pusta.<text:line-break/>Rozwiązanie: Użyto złego volume. Po zmianie na praktyki_projektkopia_db_data dane wróciły.<text:line-break/> 3. Problem: init.sql nie wykonał się na starym volume.<text:line-break/>Rozwiązanie: Skrypty z initdb.d działają tylko na pustym volume. Na istniejącym trzeba odpalić ręcznie.<text:line-break/><text:line-break/>Wnioski/Uwagi:<text:line-break/>Dane da się odzyskać jeśli volume nie został skasowany poleceniem docker volume rm.</text:p>
      <text:p text:style-name="Standard"/>
      <text:p text:style-name="P1">To wszyst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5-04T09:13:36.292358600</meta:creation-date>
    <dc:date>2026-05-04T09:14:21.991212200</dc:date>
    <meta:editing-duration>PT46S</meta:editing-duration>
    <meta:editing-cycles>1</meta:editing-cycles>
    <meta:document-statistic meta:table-count="0" meta:image-count="0" meta:object-count="0" meta:page-count="1" meta:paragraph-count="2" meta:word-count="135" meta:character-count="1034" meta:non-whitespace-character-count="890"/>
    <meta:generator>LibreOffice/25.8.5.2$Windows_X86_64 LibreOffice_project/9c8b85f387cc00a89945a79c9e6239f32e450ac2</meta:generator>
  </office:meta>
</office:document-meta>
</file>